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36">
      <style:table-cell-properties fo:border-top="thin solid #999999" fo:border-bottom="none" fo:border-left="none" fo:border-right="thin solid #999999"/>
    </style:style>
    <style:style style:name="ce8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36">
      <style:table-cell-properties fo:border-top="thin solid #FFFFFF" fo:border-bottom="none" fo:border-left="thin solid #999999" fo:border-right="none"/>
    </style:style>
    <style:style style:name="ce10" style:family="table-cell" style:parent-style-name="Default" style:data-style-name="N36">
      <style:table-cell-properties fo:border-top="thin solid #FFFFFF" fo:border-bottom="none" fo:border-left="none" fo:border-right="thin solid #999999"/>
    </style:style>
    <style:style style:name="ce11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-top="thin solid #999999" fo:border-bottom="thin solid #999999" fo:border-left="thin solid #999999" fo:border-right="none"/>
    </style:style>
    <style:style style:name="ce13" style:family="table-cell" style:parent-style-name="Default" style:data-style-name="N36">
      <style:table-cell-properties fo:border-top="thin solid #999999" fo:border-bottom="thin solid #999999" fo:border-left="none" fo:border-right="thin solid #999999"/>
    </style:style>
    <style:style style:name="co1" style:family="table-column">
      <style:table-column-properties fo:break-before="auto" style:column-width="4.445cm" style:use-optimal-column-width="true"/>
    </style:style>
    <style:style style:name="co2" style:family="table-column">
      <style:table-column-properties fo:break-before="auto" style:column-width="3.7465cm" style:use-optimal-column-width="true"/>
    </style:style>
    <style:style style:name="co3" style:family="table-column">
      <style:table-column-properties fo:break-before="auto" style:column-width="2.159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6355cm" style:use-optimal-column-width="true"/>
    </style:style>
    <style:style style:name="co6" style:family="table-column">
      <style:table-column-properties fo:break-before="auto" style:column-width="4.00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Row Labels</text:p>
          </table:table-cell>
          <table:table-cell office:value-type="string" table:style-name="ce3">
            <text:p>Hourly Adjusted Salary</text:p>
          </table:table-cell>
          <table:table-cell office:value-type="string" table:style-name="ce4">
            <text:p>Yearly Salary</text:p>
          </table:table-cell>
          <table:table-cell table:style-name="ce1">
            <draw:frame draw:z-index="1" draw:id="id0" draw:style-name="a0" draw:name="Chart 1" svg:x="0.33093in" svg:y="0.06097in" svg:width="6.37083in" svg:height="3.042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5">
            <text:p>Business Analyst</text:p>
          </table:table-cell>
          <table:table-cell office:value-type="currency" office:value="89099.352971576256" table:style-name="ce6">
            <text:p><text:s/>$89,099<text:s/></text:p>
          </table:table-cell>
          <table:table-cell office:value-type="currency" office:value="91216.68375912054" table:style-name="ce7">
            <text:p><text:s/>$91,217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ta Analyst</text:p>
          </table:table-cell>
          <table:table-cell office:value-type="currency" office:value="79288.338170346833" table:style-name="ce9">
            <text:p><text:s/>$79,288<text:s/></text:p>
          </table:table-cell>
          <table:table-cell office:value-type="currency" office:value="93824.961500109377" table:style-name="ce10">
            <text:p><text:s/>$93,825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oud Engineer</text:p>
          </table:table-cell>
          <table:table-cell office:value-type="currency" office:value="94766.28571428571" table:style-name="ce9">
            <text:p><text:s/>$94,766<text:s/></text:p>
          </table:table-cell>
          <table:table-cell office:value-type="currency" office:value="111268.45384615385" table:style-name="ce10">
            <text:p><text:s/>$111,268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ftware Engineer</text:p>
          </table:table-cell>
          <table:table-cell office:value-type="currency" office:value="95331.992452830222" table:style-name="ce9">
            <text:p><text:s/>$95,332<text:s/></text:p>
          </table:table-cell>
          <table:table-cell office:value-type="currency" office:value="113305.43028972164" table:style-name="ce10">
            <text:p><text:s/>$113,305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nior Data Analyst</text:p>
          </table:table-cell>
          <table:table-cell office:value-type="currency" office:value="97970.759776536288" table:style-name="ce9">
            <text:p><text:s/>$97,971<text:s/></text:p>
          </table:table-cell>
          <table:table-cell office:value-type="currency" office:value="113822.21385852578" table:style-name="ce10">
            <text:p><text:s/>$113,822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chine Learning Engineer</text:p>
          </table:table-cell>
          <table:table-cell office:value-type="currency" office:value="100834.10434782608" table:style-name="ce9">
            <text:p><text:s/>$100,834<text:s/></text:p>
          </table:table-cell>
          <table:table-cell office:value-type="currency" office:value="126942.61913043479" table:style-name="ce10">
            <text:p><text:s/>$126,943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ta Engineer</text:p>
          </table:table-cell>
          <table:table-cell office:value-type="currency" office:value="118998.43610867654" table:style-name="ce9">
            <text:p><text:s/>$118,998<text:s/></text:p>
          </table:table-cell>
          <table:table-cell office:value-type="currency" office:value="130106.72550191068" table:style-name="ce10">
            <text:p><text:s/>$130,107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ta Scientist</text:p>
          </table:table-cell>
          <table:table-cell office:value-type="currency" office:value="102748.0436987904" table:style-name="ce9">
            <text:p><text:s/>$102,748<text:s/></text:p>
          </table:table-cell>
          <table:table-cell office:value-type="currency" office:value="135848.28398020906" table:style-name="ce10">
            <text:p><text:s/>$135,848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nior Data Engineer</text:p>
          </table:table-cell>
          <table:table-cell office:value-type="currency" office:value="130855.99255813951" table:style-name="ce9">
            <text:p><text:s/>$130,856<text:s/></text:p>
          </table:table-cell>
          <table:table-cell office:value-type="currency" office:value="146025.34570309342" table:style-name="ce10">
            <text:p><text:s/>$146,025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nior Data Scientist</text:p>
          </table:table-cell>
          <table:table-cell office:value-type="currency" office:value="112456.16894409944" table:style-name="ce9">
            <text:p><text:s/>$112,456<text:s/></text:p>
          </table:table-cell>
          <table:table-cell office:value-type="currency" office:value="154092.7283314167" table:style-name="ce10">
            <text:p><text:s/>$154,093<text:s/>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Grand Total</text:p>
          </table:table-cell>
          <table:table-cell office:value-type="currency" office:value="97819.904625799551" table:style-name="ce12">
            <text:p><text:s/>$97,820<text:s/></text:p>
          </table:table-cell>
          <table:table-cell office:value-type="currency" office:value="123192.04185195589" table:style-name="ce13">
            <text:p><text:s/>$123,192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heet1_(2)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Count of job_title_shor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siness Analyst</text:p>
          </table:table-cell>
          <table:table-cell office:value-type="float" office:value="1001" table:style-name="ce1">
            <text:p>1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oud Engineer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 Analyst</text:p>
          </table:table-cell>
          <table:table-cell office:value-type="float" office:value="9606" table:style-name="ce1">
            <text:p>96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 Engineer</text:p>
          </table:table-cell>
          <table:table-cell office:value-type="float" office:value="6783" table:style-name="ce1">
            <text:p>67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 Scientist</text:p>
          </table:table-cell>
          <table:table-cell office:value-type="float" office:value="8495" table:style-name="ce1">
            <text:p>84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chine Learning Engineer</text:p>
          </table:table-cell>
          <table:table-cell office:value-type="float" office:value="621" table:style-name="ce1">
            <text:p>6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ior Data Analyst</text:p>
          </table:table-cell>
          <table:table-cell office:value-type="float" office:value="1484" table:style-name="ce1">
            <text:p>14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ior Data Engineer</text:p>
          </table:table-cell>
          <table:table-cell office:value-type="float" office:value="2014" table:style-name="ce1">
            <text:p>20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ior Data Scientist</text:p>
          </table:table-cell>
          <table:table-cell office:value-type="float" office:value="2009" table:style-name="ce1">
            <text:p>20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ftware Engineer</text:p>
          </table:table-cell>
          <table:table-cell office:value-type="float" office:value="573" table:style-name="ce1">
            <text:p>5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32672" table:style-name="ce1">
            <text:p>32672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data-pilot-tables>
        <table:data-pilot-table table:name="PivotTable2" table:target-range-address="Sheet1.A1:Sheet1.C12" table:show-filter-button="false" table:buttons="Sheet1.A2">
          <table:database-source-sql table:database-name="Provider=Microsoft.Mashup.OleDb.1;Data Source=$Workbook$;Location=data_jobs_salary;Extended Properties=&quot;&quot;" table:sql-statement="SELECT * FROM [data_jobs_salary]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job_title_shor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alary_year_avg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Hour_Adjusted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year_avg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v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schedule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work_from_ho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earch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posted_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posted_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no_degree_men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health_insur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r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hour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pany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skill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" table:target-range-address="Sheet1_(2).A1:Sheet1_(2).B12" table:show-filter-button="false" table:buttons="Sheet1_(2).A1">
          <table:database-source-sql table:database-name="Provider=Microsoft.Mashup.OleDb.1;Data Source=$Workbook$;Location=data_jobs_salary;Extended Properties=&quot;&quot;" table:sql-statement="SELECT * FROM [data_jobs_salary]"/>
          <table:data-pilot-field table:source-field-name="job_title_shor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title_shor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v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schedule_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work_from_ho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earch_loc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posted_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posted_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no_degree_men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health_insur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r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year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hour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_Hour_Adjus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mpany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_skill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Ishaq Khan</meta:initial-creator>
    <dc:creator>Ishaq Khan</dc:creator>
    <meta:creation-date>2025-10-20T17:35:24Z</meta:creation-date>
    <dc:date>2025-10-21T14:34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P0">
      <number:text> </number:text>
      <number:currency-symbol>$</number:currency-symbol>
    </number:currency-style>
    <number:currency-style style:name="N37P1">
      <number:text> </number:text>
      <number:currency-symbol>$</number:currency-symbol>
    </number:currency-style>
    <number:currency-style style:name="N37P2">
      <number:text> </number:text>
      <number:currency-symbol>$</number:currency-symbol>
    </number:currency-style>
    <number:text-style style:name="N37"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8599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154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</office:automatic-styles>
  <office:body>
    <office:chart>
      <chart:chart chart:class="chart:bar" svg:height="219.0462992125984pt" svg:width="458.69968503937pt" chart:style-name="Crt0">
        <chart:legend chart:legend-position="bottom" chart:legend-align="center" chart:style-name="Lgnd"/>
        <chart:plot-area svg:x="0.0pt" svg:y="12.0pt" svg:width="448.69968503937pt" svg:height="180.171102362204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Hourly Adjusted Salary</text:p>
              </table:table-cell>
              <table:table-cell office:value-type="string">
                <text:p>Yearly Salary</text:p>
              </table:table-cell>
            </table:table-row>
          </table:table-header-rows>
          <table:table-row>
            <table:table-cell office:value-type="string">
              <text:p>Business Analyst</text:p>
            </table:table-cell>
            <table:table-cell office:value-type="float" office:value="89099.352971576256"/>
            <table:table-cell office:value-type="float" office:value="91216.68375912054"/>
          </table:table-row>
          <table:table-row>
            <table:table-cell office:value-type="string">
              <text:p>Data Analyst</text:p>
            </table:table-cell>
            <table:table-cell office:value-type="float" office:value="79288.338170346833"/>
            <table:table-cell office:value-type="float" office:value="93824.961500109377"/>
          </table:table-row>
          <table:table-row>
            <table:table-cell office:value-type="string">
              <text:p>Cloud Engineer</text:p>
            </table:table-cell>
            <table:table-cell office:value-type="float" office:value="94766.28571428571"/>
            <table:table-cell office:value-type="float" office:value="111268.45384615385"/>
          </table:table-row>
          <table:table-row>
            <table:table-cell office:value-type="string">
              <text:p>Software Engineer</text:p>
            </table:table-cell>
            <table:table-cell office:value-type="float" office:value="95331.992452830222"/>
            <table:table-cell office:value-type="float" office:value="113305.43028972164"/>
          </table:table-row>
          <table:table-row>
            <table:table-cell office:value-type="string">
              <text:p>Senior Data Analyst</text:p>
            </table:table-cell>
            <table:table-cell office:value-type="float" office:value="97970.759776536288"/>
            <table:table-cell office:value-type="float" office:value="113822.21385852578"/>
          </table:table-row>
          <table:table-row>
            <table:table-cell office:value-type="string">
              <text:p>Machine Learning Engineer</text:p>
            </table:table-cell>
            <table:table-cell office:value-type="float" office:value="100834.10434782608"/>
            <table:table-cell office:value-type="float" office:value="126942.61913043479"/>
          </table:table-row>
          <table:table-row>
            <table:table-cell office:value-type="string">
              <text:p>Data Engineer</text:p>
            </table:table-cell>
            <table:table-cell office:value-type="float" office:value="118998.43610867654"/>
            <table:table-cell office:value-type="float" office:value="130106.72550191068"/>
          </table:table-row>
          <table:table-row>
            <table:table-cell office:value-type="string">
              <text:p>Data Scientist</text:p>
            </table:table-cell>
            <table:table-cell office:value-type="float" office:value="102748.0436987904"/>
            <table:table-cell office:value-type="float" office:value="135848.28398020906"/>
          </table:table-row>
          <table:table-row>
            <table:table-cell office:value-type="string">
              <text:p>Senior Data Engineer</text:p>
            </table:table-cell>
            <table:table-cell office:value-type="float" office:value="130855.99255813951"/>
            <table:table-cell office:value-type="float" office:value="146025.34570309342"/>
          </table:table-row>
          <table:table-row>
            <table:table-cell office:value-type="string">
              <text:p>Senior Data Scientist</text:p>
            </table:table-cell>
            <table:table-cell office:value-type="float" office:value="112456.16894409944"/>
            <table:table-cell office:value-type="float" office:value="154092.728331416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